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1" style:family="table">
      <style:table-properties style:width="10.67cm" table:align="margins" style:writing-mode="rl-tb"/>
    </style:style>
    <style:style style:name="Table1.A" style:family="table-column">
      <style:table-column-properties style:column-width="3.17cm" style:rel-column-width="1460*"/>
    </style:style>
    <style:style style:name="Table1.B" style:family="table-column">
      <style:table-column-properties style:column-width="3.803cm" style:rel-column-width="1752*"/>
    </style:style>
    <style:style style:name="Table1.C" style:family="table-column">
      <style:table-column-properties style:column-width="3.697cm" style:rel-column-width="1703*"/>
    </style:style>
    <style:style style:name="Table1.1" style:family="table-row">
      <style:table-row-properties style:min-row-height="2.54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rl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rl-tb"/>
    </style:style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he" fo:country="IL" style:font-size-asian="14pt" style:language-asian="none" style:country-asian="none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end" style:justify-single-word="false"/>
    </style:style>
    <style:style style:name="P9" style:family="paragraph" style:parent-style-name="Text_20_body">
      <style:paragraph-properties fo:text-align="end" style:justify-single-word="false" style:snap-to-layout-grid="false"/>
    </style:style>
    <style:style style:name="P10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Text_20_body" style:list-style-name="WW8Num1">
      <style:paragraph-properties fo:margin-left="0cm" fo:margin-right="0cm" fo:text-align="end" style:justify-single-word="false" fo:text-indent="0cm" style:auto-text-indent="false"/>
    </style:style>
    <style:style style:name="P12" style:family="paragraph" style:parent-style-name="Text_20_body" style:list-style-name="WW8Num1">
      <style:paragraph-properties fo:margin-left="0cm" fo:margin-right="0cm" fo:text-align="end" style:justify-single-word="false" fo:text-indent="0cm" style:auto-text-indent="false"/>
    </style:style>
    <style:style style:name="P13" style:family="paragraph" style:parent-style-name="Text_20_body" style:list-style-name="WW8Num1">
      <style:paragraph-properties fo:margin-left="0cm" fo:margin-right="0cm" fo:text-align="end" style:justify-single-word="false" fo:text-indent="0cm" style:auto-text-indent="false"/>
    </style:style>
    <style:style style:name="P14" style:family="paragraph" style:parent-style-name="Text_20_body" style:list-style-name="WW8Num1">
      <style:paragraph-properties fo:margin-left="0cm" fo:margin-right="0cm" fo:text-align="end" style:justify-single-word="false" fo:text-indent="0cm" style:auto-text-indent="false"/>
    </style:style>
    <style:style style:name="P15" style:family="paragraph" style:parent-style-name="Text_20_body" style:list-style-name="WW8Num1">
      <style:paragraph-properties fo:margin-left="0cm" fo:margin-right="0cm" fo:text-align="end" style:justify-single-word="false" fo:text-indent="0cm" style:auto-text-indent="false"/>
    </style:style>
    <style:style style:name="P16" style:family="paragraph" style:parent-style-name="Text_20_body" style:list-style-name="WW8Num1">
      <style:paragraph-properties fo:margin-left="0cm" fo:margin-right="0cm" fo:text-align="end" style:justify-single-word="false" fo:text-indent="0cm" style:auto-text-indent="false"/>
    </style:style>
    <style:style style:name="P17" style:family="paragraph" style:parent-style-name="Text_20_body" style:list-style-name="WW8Num1">
      <style:paragraph-properties fo:margin-left="0cm" fo:margin-right="0cm" fo:text-align="end" style:justify-single-word="false" fo:text-indent="0cm" style:auto-text-indent="false"/>
    </style:style>
    <style:style style:name="P18" style:family="paragraph" style:parent-style-name="Text_20_body" style:list-style-name="WW8Num1">
      <style:paragraph-properties fo:margin-left="0cm" fo:margin-right="0cm" fo:text-align="end" style:justify-single-word="false" fo:text-indent="0cm" style:auto-text-indent="false"/>
    </style:style>
    <style:style style:name="P19" style:family="paragraph" style:parent-style-name="Text_20_body" style:list-style-name="WW8Num1">
      <style:paragraph-properties fo:margin-left="0cm" fo:margin-right="0cm" fo:text-align="end" style:justify-single-word="false" fo:text-indent="0cm" style:auto-text-indent="false"/>
    </style:style>
    <style:style style:name="P20" style:family="paragraph" style:parent-style-name="Text_20_body" style:list-style-name="WW8Num1">
      <style:paragraph-properties fo:margin-left="0cm" fo:margin-right="0cm" fo:text-align="end" style:justify-single-word="false" fo:text-indent="0cm" style:auto-text-indent="false"/>
    </style:style>
    <style:style style:name="P21" style:family="paragraph" style:parent-style-name="Text_20_body" style:list-style-name="WW8Num1">
      <style:paragraph-properties fo:margin-left="0cm" fo:margin-right="0cm" fo:text-align="end" style:justify-single-word="false" fo:text-indent="0cm" style:auto-text-indent="false"/>
    </style:style>
    <style:style style:name="P22" style:family="paragraph" style:parent-style-name="Text_20_body">
      <style:paragraph-properties fo:text-align="end" style:justify-single-word="false" style:writing-mode="rl-tb"/>
    </style:style>
    <style:style style:name="P23" style:family="paragraph" style:parent-style-name="Title" style:master-page-name="Standard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24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 fo:language="he" fo:country="IL" style:font-size-asian="10pt" style:language-asian="none" style:country-asian="none"/>
    </style:style>
    <style:style style:name="T2" style:family="text">
      <style:text-properties fo:language="he" fo:country="IL" style:language-asian="none" style:country-asian="none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Frame">
      <style:graphic-properties fo:margin-left="0.318cm" fo:margin-right="0.318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חוזה עסקי בנידון ספרות אינטראקטיבית</text:p>
      <text:p text:style-name="P5"><draw:line text:anchor-type="char" draw:z-index="1" draw:style-name="gr1" draw:text-style-name="P24" svg:x1="11.324cm" svg:y1="0.101cm" svg:x2="11.326cm" svg:y2="1.456cm"><text:p/></draw:line>ודרכי גיבוייה</text:p>
      <text:p text:style-name="P4"/>
      <text:p text:style-name="P3"><draw:frame draw:style-name="fr1" draw:name="Frame1" text:anchor-type="char" svg:x="8.322cm" svg:y="0.076cm" svg:width="6.057cm" svg:height="0.977cm" draw:z-index="2"><draw:text-box><text:p text:style-name="P2">מילה מפוצצת שהוצאה מהקשרה</text:p></draw:text-box></draw:frame></text:p>
      <text:p text:style-name="P1"/>
      <text:p text:style-name="P1"/>
      <text:p text:style-name="P6">הפועל- להלן הדביל, יכתוב או יקריא את תוכני הסיפורים של המפעיל, להלן הגאון ,שהוא כבר כתב:</text:p>
      <text:p text:style-name="P7">The Phoenix Of Antarctica</text:p>
      <text:p text:style-name="P8">("ציפור האש של אנטארקטיקה")</text:p>
      <text:p text:style-name="P7">The Real Genetical Wars</text:p>
      <text:p text:style-name="P8">("המלחמות הגנטיות האמיתיות")</text:p>
      <text:p text:style-name="P8"/>
      <text:p text:style-name="P8">בתעריף הגרנדיוזי הבא:</text:p>
      <text:p text:style-name="P8">5 ₪ עבור <text:span text:style-name="T3">עמוד</text:span> פוליו.</text:p>
      <text:p text:style-name="P8">" " <text:s/>עבור <text:span text:style-name="T3">דף</text:span> בגודל A5.</text:p>
      <text:p text:style-name="P8">וכמו כן ישמש הדביל גם כטכנאי הקלטות אשר בו יצטרך הדביל ללחוץ על לחיצים רבים ושונים כגון:</text:p>
      <text:p text:style-name="P8">Play, Record, , מחק אחרי/לפני מיקום נוכחי, שמור בשם כולל המרה לתבנית</text:p>
      <text:p text:style-name="P8">(172 KB/s, 16 bit, 44.1 KHz) + import <text:s/>ל- ATRAC3 והעתקה ל- MD תמורת 3 ₪ לקובץ. אחרי כל פעולות הדביל יהיה רישום ומעקב ולא יתקבלו חצאי עבודות עד לסיומן (רק עמוד שלם, או קובץ של דקה לפחות).</text:p>
      <text:p text:style-name="P8"/>
      <text:p text:style-name="P10">סעיפים לא רלוונטיים</text:p>
      <text:list text:style-name="WW8Num1">
        <text:list-item>
          <text:p text:style-name="P11">אין שכר מינימום או מקסימום.</text:p>
        </text:list-item>
        <text:list-item>
          <text:p text:style-name="P11">העבודה לא תחוייב במס מפאת גילו של הדביל.</text:p>
        </text:list-item>
        <text:list-item>
          <text:p text:style-name="P11">פסנתרים תועים לא יפגעו בו אלא בכוונת תחילה.</text:p>
        </text:list-item>
        <text:list-item>
          <text:p text:style-name="P11">תאונות מעליות לא כלולות בביטוח חיים.</text:p>
        </text:list-item>
        <text:list-item>
          <text:p text:style-name="P11">יציאה מהמטריצה או מעבר ליקום מקביל איננו משחרר מהחוזה.</text:p>
        </text:list-item>
        <text:list-item>
          <text:p text:style-name="P11">אין תוספת נסיעות מלבד בעיטות בתחת.</text:p>
        </text:list-item>
        <text:list-item>
          <text:p text:style-name="P11">אין תוספות מזון אלא הזמנות באחריות הדביל.</text:p>
        </text:list-item>
        <text:list-item>
          <text:p text:style-name="P11">סעיף 7 על חשבון הדביל.</text:p>
        </text:list-item>
        <text:list-item>
          <text:p text:style-name="P11">סעיף לא רלוונטי שנדון בו בסעיף לא רלוונטי מספר 10.</text:p>
        </text:list-item>
        <text:list-item>
          <text:p text:style-name="P11">סעיף ללא קשר או הקשר ישיר או עקיף.</text:p>
        </text:list-item>
        <text:list-item>
          <text:p text:style-name="P11">סעיף החתימות: </text:p>
        </text:list-item>
      </text:list>
      <text:p text:style-name="P22"><draw:frame draw:style-name="fr2" draw:name="Frame2" text:anchor-type="paragraph" svg:y="0.041cm" svg:width="10.67cm" draw:z-index="0"><draw:text-box fo:min-height="1.002cm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9">דורון וולקוביץ'</text:p></table:table-cell><table:table-cell table:style-name="Table1.A1" office:value-type="string"><text:p text:style-name="P9">רן וולקוביץ' </text:p></table:table-cell><table:table-cell table:style-name="Table1.C1" office:value-type="string"><text:p text:style-name="P9">מיתר וולקוביץ' </text:p></table:table-cell></table:table-row></table:table></draw:text-box></draw:frame>12) סעיף התאומות אולסן: מרי-קייט עם דורון ואשלי עם רן והאח אולסן עם מיתר אם ישנו כזה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end" style:justify-single-word="false" fo:orphans="2" fo:widows="2" fo:text-indent="0cm" style:auto-text-indent="false" style:writing-mode="rl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2pt" style:font-name-asian="MS Mincho" style:font-size-asian="14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Title" style:family="paragraph" style:parent-style-name="Standard" style:next-style-name="Subtitle" style:class="chapter">
      <style:paragraph-properties fo:margin-left="0cm" fo:margin-right="0cm" fo:text-align="center" style:justify-single-word="false" fo:text-indent="0cm" style:auto-text-indent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rl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חוזה עסקי בנידון ספרות אינטראקטיבית</dc:title>
    <meta:initial-creator>DaVe</meta:initial-creator>
    <meta:creation-date>2003-04-04T12:19:00</meta:creation-date>
    <dc:creator>DaVe</dc:creator>
    <dc:date>2006-11-12T01:54:00</dc:date>
    <meta:editing-cycles>3</meta:editing-cycles>
    <meta:editing-duration>PT43M0S</meta:editing-duration>
    <meta:user-defined meta:name="Info 1"/>
    <meta:user-defined meta:name="Info 2"/>
    <meta:user-defined meta:name="Info 3"/>
    <meta:user-defined meta:name="Info 4"/>
    <meta:user-defined meta:name="שפה" meta:value-type="string">Eng/Heb ver.</meta:user-defined>
    <meta:user-defined meta:name="קלדן" meta:value-type="string">DaVe</meta:user-defined>
    <meta:user-defined meta:name="הנהלה" meta:value-type="string">None corp.</meta:user-defined>
    <meta:user-defined meta:name="פרוייקט" meta:value-type="string">TPOA</meta:user-defined>
    <meta:user-defined meta:name="בעלים" meta:value-type="string">DaVe</meta:user-defined>
    <meta:document-statistic meta:table-count="1" meta:image-count="0" meta:object-count="0" meta:page-count="1" meta:paragraph-count="30" meta:word-count="220" meta:character-count="1211"/>
  </office:meta>
</office:document-meta>
</file>